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α</mo>
      <mrow>
        <mi/>
        <mo stretchy="false">=</mo>
        <mi/>
      </mrow>
      <mfrac>
        <mn>1</mn>
        <mn>2</mn>
      </mfrac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sup>
        <mfenced open="(" close=")">
          <mrow>
            <mfrac>
              <mrow>
                <mo stretchy="false">∂</mo>
                <msub>
                  <mi>r</mi>
                  <mi>i</mi>
                </msub>
              </mrow>
              <mrow>
                <mo stretchy="false">∂</mo>
                <mi>t</mi>
              </mrow>
            </mfrac>
          </mrow>
        </mfenced>
        <mn>2</mn>
      </msup>
    </mrow>
    <annotation encoding="StarMath 5.0">%ialpha `=` 1 over 2 sum from i=1 to N m_i left ( {partial r_i} over {partial t}  right )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2:17:55.935000000</meta:creation-date>
    <meta:generator>LibreOffice/4.1.4.2$Windows_x86 LibreOffice_project/0a0440ccc0227ad9829de5f46be37cfb6edcf72</meta:generator>
  </office:meta>
</office:document-meta>
</file>